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db2" officeooo:paragraph-rsid="001c5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<text:s/>nginx;</text:p>
      <text:p text:style-name="P1">worker_processes <text:s/>1;</text:p>
      <text:p text:style-name="P1"/>
      <text:p text:style-name="P1">error_log <text:s/>/var/log/nginx/error.log warn;</text:p>
      <text:p text:style-name="P1">pid <text:s text:c="7"/>/var/run/nginx.pid;</text:p>
      <text:p text:style-name="P1"/>
      <text:p text:style-name="P1"/>
      <text:p text:style-name="P1">events {</text:p>
      <text:p text:style-name="P1"><text:s text:c="4"/>worker_connections <text:s/>1024;</text:p>
      <text:p text:style-name="P1">}</text:p>
      <text:p text:style-name="P1"/>
      <text:p text:style-name="P1"/>
      <text:p text:style-name="P1">http {</text:p>
      <text:p text:style-name="P1"><text:s text:c="4"/>include <text:s text:c="6"/>/etc/nginx/mime.types;</text:p>
      <text:p text:style-name="P1"><text:s text:c="4"/>default_type <text:s/>application/octet-stream;</text:p>
      <text:p text:style-name="P1"/>
      <text:p text:style-name="P1"><text:s text:c="4"/>log_format <text:s/>main <text:s/>'$remote_addr - $remote_user [$time_local] "$request" '</text:p>
      <text:p text:style-name="P1"><text:s text:c="22"/>'$status $body_bytes_sent "$http_referer" '</text:p>
      <text:p text:style-name="P1"><text:s text:c="22"/>'"$http_user_agent" "$http_x_forwarded_for"';</text:p>
      <text:p text:style-name="P1"/>
      <text:p text:style-name="P1"><text:s text:c="4"/>access_log <text:s/>/var/log/nginx/access.log <text:s/>main;</text:p>
      <text:p text:style-name="P1"/>
      <text:p text:style-name="P1"><text:s text:c="4"/>sendfile <text:s text:c="7"/>on;</text:p>
      <text:p text:style-name="P1"><text:s text:c="4"/>#tcp_nopush <text:s text:c="4"/>on;</text:p>
      <text:p text:style-name="P1"/>
      <text:p text:style-name="P1"><text:s text:c="4"/>keepalive_timeout <text:s/>65;</text:p>
      <text:p text:style-name="P1"/>
      <text:p text:style-name="P1"><text:s text:c="4"/>gzip <text:s/>on;</text:p>
      <text:p text:style-name="P1"/>
      <text:p text:style-name="P1"><text:s text:c="4"/>include /etc/nginx/conf.d/*.conf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2:02:23.625960249</meta:creation-date>
    <dc:date>2018-01-30T12:09:24.077112969</dc:date>
    <meta:editing-duration>PT4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48" meta:character-count="610" meta:non-whitespace-character-count="463"/>
  </office:meta>
</office:document-meta>
</file>